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T1" style:family="text">
      <style:text-properties officeooo:rsid="001616b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hapter 1 Puzzles Overview</text:span><text:line-break/>In <text:span text:style-name="Strong_20_Emphasis">Chapter 1: The Vanishing Students</text:span>, players explore the high school to uncover the mystery of missing students and the cult’s hidden agenda. They solve interactive puzzles tied to the supernatural artifact and the escape room. Each puzzle advances the story, leading to a climactic escape. Below is a summary of the updated puzzles:</text:p>
      <text:p text:style-name="Horizontal_20_Line"/>
      <text:h text:style-name="Heading_20_3" text:outline-level="3">1. <text:span text:style-name="Strong_20_Emphasis">Artifact Collection Puzzle</text:span></text:h>
      <text:p text:style-name="Text_20_body"><text:span text:style-name="Strong_20_Emphasis">Task</text:span>: Collect pieces of a mysterious artifact hidden throughout the school.<text:line-break/><text:span text:style-name="Strong_20_Emphasis">Mechanics</text:span>:</text:p>
      <text:list text:style-name="L1">
        <text:list-item>
          <text:p text:style-name="P2">Players search the high school for artifact pieces hidden in lockers, classrooms, and the library.</text:p>
        </text:list-item>
        <text:list-item>
          <text:p text:style-name="P2">Clues about the artifact’s locations and shape are found in NPC dialogue and notes scattered throughout the school.<text:line-break/><text:span text:style-name="Strong_20_Emphasis">Result</text:span>:</text:p>
        </text:list-item>
        <text:list-item>
          <text:p text:style-name="P2">The artifact is reassembled with the help of Mr. Hargrove.</text:p>
        </text:list-item>
        <text:list-item>
          <text:p text:style-name="P2">Activating the artifact causes supernatural phenomena, such as flickering lights and ghostly whispers.</text:p>
        </text:list-item>
        <text:list-item>
          <text:p text:style-name="P1">Players unknowingly advance Mr. Hargrove’s plans, triggering a portal that pulls them into the escape room.</text:p>
        </text:list-item>
      </text:list>
      <text:p text:style-name="Horizontal_20_Line"/>
      <text:h text:style-name="Heading_20_3" text:outline-level="3">2. <text:span text:style-name="Strong_20_Emphasis">Classroom Memory Puzzle</text:span></text:h>
      <text:p text:style-name="Text_20_body"><text:span text:style-name="Strong_20_Emphasis">Task</text:span>: Investigate classrooms to uncover memory fragments about the missing students.<text:line-break/><text:span text:style-name="Strong_20_Emphasis">Mechanics</text:span>:</text:p>
      <text:list text:style-name="L2">
        <text:list-item>
          <text:p text:style-name="P4">Players interact with objects in key classrooms (gym, library, science lab, theater, computer room).</text:p>
        </text:list-item>
        <text:list-item>
          <text:p text:style-name="P4">Items trigger short audio or visual memory sequences that hint at the students’ disappearance and Mr. Hargrove’s involvement.</text:p>
        </text:list-item>
        <text:list-item>
          <text:p text:style-name="P4">For example:</text:p>
          <text:list>
            <text:list-item>
              <text:p text:style-name="P4"><text:span text:style-name="Strong_20_Emphasis">Gym</text:span>: A stopwatch engraved with "Time stops for no one. Except him."</text:p>
            </text:list-item>
            <text:list-item>
              <text:p text:style-name="P4"><text:span text:style-name="Strong_20_Emphasis">Theater</text:span>: A script with cryptic stage directions referencing symbols.</text:p>
            </text:list-item>
            <text:list-item>
              <text:p text:style-name="P4"><text:span text:style-name="Strong_20_Emphasis">Science Lab</text:span>: A beaker labeled "Stasis Experiment #3."</text:p>
            </text:list-item>
          </text:list>
        </text:list-item>
        <text:list-item>
          <text:p text:style-name="P4">Each memory fragment contributes to the overarching mystery.<text:line-break/><text:span text:style-name="Strong_20_Emphasis">Result</text:span>:</text:p>
        </text:list-item>
        <text:list-item>
          <text:p text:style-name="P3">Players uncover connections between the missing students and the ritual room.</text:p>
        </text:list-item>
      </text:list>
      <text:p text:style-name="Horizontal_20_Line"/>
      <text:h text:style-name="Heading_20_3" text:outline-level="3">3. <text:span text:style-name="Strong_20_Emphasis">Poster Code Puzzle</text:span></text:h>
      <text:p text:style-name="Text_20_body"><text:span text:style-name="Strong_20_Emphasis">Task</text:span>: Solve a code hidden in a motivational poster to open a locked door.<text:line-break/><text:span text:style-name="Strong_20_Emphasis">Mechanics</text:span>:</text:p>
      <text:list text:style-name="L3">
        <text:list-item>
          <text:p text:style-name="P6"><text:soft-page-break/>A poster in the hallway contains hidden numbers (e.g., “5 challenges to test your courage, 8 friends by your side…”).</text:p>
        </text:list-item>
        <text:list-item>
          <text:p text:style-name="P6">Players identify the numbers <text:span text:style-name="Strong_20_Emphasis">5, 8, 3, 1</text:span> in the poster and use them to unlock a door.<text:line-break/><text:span text:style-name="Strong_20_Emphasis">Result</text:span>:</text:p>
        </text:list-item>
        <text:list-item>
          <text:p text:style-name="P5">The door unlocks, granting access to the library’s secret trapdoor.</text:p>
        </text:list-item>
      </text:list>
      <text:p text:style-name="Horizontal_20_Line"><text:span text:style-name="Strong_20_Emphasis"/></text:p>
      <text:h text:style-name="Heading_20_3" text:outline-level="3"><text:span text:style-name="T1">4</text:span>. <text:span text:style-name="Strong_20_Emphasis">Escape Room Puzzle</text:span></text:h>
      <text:p text:style-name="Text_20_body"><text:span text:style-name="Strong_20_Emphasis">Task</text:span>: Solve multiple smaller puzzles to deactivate the ritual and escape the room.<text:line-break/><text:span text:style-name="Strong_20_Emphasis">Mechanics</text:span>:</text:p>
      <text:list text:style-name="L4">
        <text:list-item>
          <text:p text:style-name="P8">Players interact with objects around the room to solve:</text:p>
          <text:list>
            <text:list-item>
              <text:p text:style-name="P8"><text:span text:style-name="Strong_20_Emphasis">Key Puzzle</text:span>: Locate a hidden key to unlock a chained door.</text:p>
            </text:list-item>
            <text:list-item>
              <text:p text:style-name="P8"><text:span text:style-name="Strong_20_Emphasis">Crystal Puzzle</text:span>: Arrange glowing crystals in the correct sequence to stabilize dimensional energy.</text:p>
            </text:list-item>
            <text:list-item>
              <text:p text:style-name="P8"><text:span text:style-name="Strong_20_Emphasis">Code Puzzle</text:span>: Decode a chalkboard pattern using clues from the artifact.<text:line-break/><text:span text:style-name="Strong_20_Emphasis">Result</text:span>:</text:p>
            </text:list-item>
          </text:list>
        </text:list-item>
        <text:list-item>
          <text:p text:style-name="P8">Solving the puzzles unlocks the portal, freeing the players and the missing students.</text:p>
        </text:list-item>
        <text:list-item>
          <text:p text:style-name="P7">Players emerge from the room and clues about Mr. Hargrove’s connection to the cult <text:span text:style-name="T1">but Hargrove leaves with the atifact, the ciper,</text:span>, setting the stage for <text:span text:style-name="Strong_20_Emphasis">Chapter 2: The Cursed Park</text:span>.</text:p>
        </text:list-item>
      </text:list>
      <text:p text:style-name="Horizontal_20_Line"/>
      <text:h text:style-name="Heading_20_3" text:outline-level="3">Final Objective</text:h>
      <text:p text:style-name="Text_20_body">After escaping the ritual room, players leave the high school with crucial information about the cult’s plans. This chapter concludes with a transition to the next location, where the mystery deepens.</text:p>
      <text:p text:style-name="Text_20_body">Let me know if you’d like help refining any part of thi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23:25:01.473000000</meta:creation-date>
    <dc:date>2025-01-17T23:27:16.114000000</dc:date>
    <meta:editing-duration>PT2M14S</meta:editing-duration>
    <meta:editing-cycles>1</meta:editing-cycles>
    <meta:generator>LibreOffice/24.2.0.3$Windows_X86_64 LibreOffice_project/da48488a73ddd66ea24cf16bbc4f7b9c08e9bea1</meta:generator>
    <meta:document-statistic meta:table-count="0" meta:image-count="0" meta:object-count="0" meta:page-count="2" meta:paragraph-count="34" meta:word-count="488" meta:character-count="2999" meta:non-whitespace-character-count="2567"/>
  </office:meta>
</office:document-meta>
</file>